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ffff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00ffff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ff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#00ffff"/>
      <style:text-properties fo:color="#ff0000"/>
    </style:style>
    <style:style style:name="ce9" style:family="table-cell" style:parent-style-name="Default" style:data-style-name="N0">
      <style:table-cell-properties fo:background-color="#00ffff"/>
      <style:text-properties fo:color="#ff3333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ffff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ffff"/>
      <style:text-properties fo:color="#ff3333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gr1" style:family="graphic">
      <style:graphic-properties draw:ole-draw-aspect="1"/>
    </style:style>
    <style:style style:name="T1" style:family="text">
      <style:text-properties fo:font-size="12pt"/>
    </style:style>
    <style:style style:name="T2" style:family="text">
      <style:text-properties style:font-name="Arial1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number-columns-repeated="1014" table:default-cell-style-name="ce1"/>
        <table:table-row table:style-name="ro1">
          <table:table-cell office:value-type="string">
            <text:p>Alaior</text:p>
          </table:table-cell>
          <table:table-cell/>
          <table:table-cell office:value-type="float" office:value="321">
            <text:p>321</text:p>
          </table:table-cell>
          <table:table-cell office:value-type="float" office:value="103041">
            <text:p>103041</text:p>
          </table:table-cell>
          <table:table-cell/>
          <table:table-cell office:value-type="string">
            <text:p>Alaior</text:p>
          </table:table-cell>
          <table:table-cell/>
          <table:table-cell office:value-type="float" office:value="109.86">
            <text:p>109,86</text:p>
          </table:table-cell>
          <table:table-cell table:formula="of:=[.H1]*[.H1]" office:value-type="float" office:value="12069.2196">
            <text:p>12069,2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Alaró</text:p>
          </table:table-cell>
          <table:table-cell/>
          <table:table-cell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string">
            <text:p>Alaró</text:p>
          </table:table-cell>
          <table:table-cell/>
          <table:table-cell office:value-type="float" office:value="45.72">
            <text:p>45,72</text:p>
          </table:table-cell>
          <table:table-cell table:formula="of:=[.H2]*[.H2]" office:value-type="float" office:value="2090.3184">
            <text:p>2090,3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Alcúdia</text:p>
          </table:table-cell>
          <table:table-cell/>
          <table:table-cell office:value-type="float" office:value="645">
            <text:p>645</text:p>
          </table:table-cell>
          <table:table-cell office:value-type="float" office:value="416025">
            <text:p>416025</text:p>
          </table:table-cell>
          <table:table-cell/>
          <table:table-cell office:value-type="string">
            <text:p>Alcúdia</text:p>
          </table:table-cell>
          <table:table-cell/>
          <table:table-cell office:value-type="float" office:value="60.02">
            <text:p>60,02</text:p>
          </table:table-cell>
          <table:table-cell table:formula="of:=[.H3]*[.H3]" office:value-type="float" office:value="3602.4004">
            <text:p>3602,4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>
            <text:p>Algaida</text:p>
          </table:table-cell>
          <table:table-cell/>
          <table:table-cell office:value-type="float" office:value="116">
            <text:p>116</text:p>
          </table:table-cell>
          <table:table-cell office:value-type="float" office:value="13456">
            <text:p>13456</text:p>
          </table:table-cell>
          <table:table-cell/>
          <table:table-cell office:value-type="string">
            <text:p>Algaida</text:p>
          </table:table-cell>
          <table:table-cell/>
          <table:table-cell office:value-type="float" office:value="89.78">
            <text:p>89,78</text:p>
          </table:table-cell>
          <table:table-cell table:formula="of:=[.H4]*[.H4]" office:value-type="float" office:value="8060.4484">
            <text:p>8060,4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Andratx</text:p>
          </table:table-cell>
          <table:table-cell/>
          <table:table-cell office:value-type="float" office:value="449">
            <text:p>449</text:p>
          </table:table-cell>
          <table:table-cell office:value-type="float" office:value="201601">
            <text:p>201601</text:p>
          </table:table-cell>
          <table:table-cell/>
          <table:table-cell office:value-type="string">
            <text:p>Andratx</text:p>
          </table:table-cell>
          <table:table-cell/>
          <table:table-cell office:value-type="float" office:value="81.46">
            <text:p>81,46</text:p>
          </table:table-cell>
          <table:table-cell table:formula="of:=[.H5]*[.H5]" office:value-type="float" office:value="6635.7316">
            <text:p>6635,7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Ariany</text:p>
          </table:table-cell>
          <table:table-cell/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Ariany</text:p>
          </table:table-cell>
          <table:table-cell/>
          <table:table-cell office:value-type="float" office:value="23.14">
            <text:p>23,14</text:p>
          </table:table-cell>
          <table:table-cell table:formula="of:=[.H6]*[.H6]" office:value-type="float" office:value="535.4596">
            <text:p>535,4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Artà</text:p>
          </table:table-cell>
          <table:table-cell/>
          <table:table-cell office:value-type="float" office:value="248">
            <text:p>248</text:p>
          </table:table-cell>
          <table:table-cell office:value-type="float" office:value="61504">
            <text:p>61504</text:p>
          </table:table-cell>
          <table:table-cell/>
          <table:table-cell office:value-type="string">
            <text:p>Artà</text:p>
          </table:table-cell>
          <table:table-cell/>
          <table:table-cell office:value-type="float" office:value="139.79">
            <text:p>139,79</text:p>
          </table:table-cell>
          <table:table-cell table:formula="of:=[.H7]*[.H7]" office:value-type="float" office:value="19541.2441">
            <text:p>19541,2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Banyalbufar</text:p>
          </table:table-cell>
          <table:table-cell/>
          <table:table-cell office:value-type="float" office:value="21">
            <text:p>21</text:p>
          </table:table-cell>
          <table:table-cell office:value-type="float" office:value="441">
            <text:p>441</text:p>
          </table:table-cell>
          <table:table-cell/>
          <table:table-cell office:value-type="string">
            <text:p>Banyalbufar</text:p>
          </table:table-cell>
          <table:table-cell/>
          <table:table-cell office:value-type="float" office:value="18.06">
            <text:p>18,06</text:p>
          </table:table-cell>
          <table:table-cell table:formula="of:=[.H8]*[.H8]" office:value-type="float" office:value="326.1636">
            <text:p>326,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Binissalem</text:p>
          </table:table-cell>
          <table:table-cell/>
          <table:table-cell office:value-type="float" office:value="226">
            <text:p>226</text:p>
          </table:table-cell>
          <table:table-cell office:value-type="float" office:value="51076">
            <text:p>51076</text:p>
          </table:table-cell>
          <table:table-cell/>
          <table:table-cell office:value-type="string">
            <text:p>Binissalem</text:p>
          </table:table-cell>
          <table:table-cell/>
          <table:table-cell office:value-type="float" office:value="29.77">
            <text:p>29,77</text:p>
          </table:table-cell>
          <table:table-cell table:formula="of:=[.H9]*[.H9]" office:value-type="float" office:value="886.2529">
            <text:p>886,2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Buger</text:p>
          </table:table-cell>
          <table:table-cell/>
          <table:table-cell office:value-type="float" office:value="25">
            <text:p>25</text:p>
          </table:table-cell>
          <table:table-cell office:value-type="float" office:value="625">
            <text:p>625</text:p>
          </table:table-cell>
          <table:table-cell/>
          <table:table-cell office:value-type="string">
            <text:p>Buger</text:p>
          </table:table-cell>
          <table:table-cell/>
          <table:table-cell office:value-type="float" office:value="8.29">
            <text:p>8,29</text:p>
          </table:table-cell>
          <table:table-cell table:formula="of:=[.H10]*[.H10]" office:value-type="float" office:value="68.7241">
            <text:p>68,7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Bunyola</text:p>
          </table:table-cell>
          <table:table-cell/>
          <table:table-cell office:value-type="float" office:value="139">
            <text:p>139</text:p>
          </table:table-cell>
          <table:table-cell office:value-type="float" office:value="19321">
            <text:p>19321</text:p>
          </table:table-cell>
          <table:table-cell/>
          <table:table-cell office:value-type="string">
            <text:p>Bunyola</text:p>
          </table:table-cell>
          <table:table-cell/>
          <table:table-cell office:value-type="float" office:value="84.7">
            <text:p>84,7</text:p>
          </table:table-cell>
          <table:table-cell table:formula="of:=[.H11]*[.H11]" office:value-type="float" office:value="7174.09">
            <text:p>7174,0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Calvia</text:p>
          </table:table-cell>
          <table:table-cell/>
          <table:table-cell office:value-type="float" office:value="2080">
            <text:p>2080</text:p>
          </table:table-cell>
          <table:table-cell office:value-type="float" office:value="4326400">
            <text:p>4326400</text:p>
          </table:table-cell>
          <table:table-cell/>
          <table:table-cell office:value-type="string">
            <text:p>Calvia</text:p>
          </table:table-cell>
          <table:table-cell/>
          <table:table-cell office:value-type="float" office:value="145.02">
            <text:p>145,02</text:p>
          </table:table-cell>
          <table:table-cell table:formula="of:=[.H12]*[.H12]" office:value-type="float" office:value="21030.8004">
            <text:p>21030,8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Campanet</text:p>
          </table:table-cell>
          <table:table-cell/>
          <table:table-cell office:value-type="float" office:value="49">
            <text:p>49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Campanet</text:p>
          </table:table-cell>
          <table:table-cell/>
          <table:table-cell office:value-type="float" office:value="34.65">
            <text:p>34,65</text:p>
          </table:table-cell>
          <table:table-cell table:formula="of:=[.H13]*[.H13]" office:value-type="float" office:value="1200.6225">
            <text:p>1200,62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>
            <text:p>Campos</text:p>
          </table:table-cell>
          <table:table-cell/>
          <table:table-cell office:value-type="float" office:value="339">
            <text:p>339</text:p>
          </table:table-cell>
          <table:table-cell office:value-type="float" office:value="114921">
            <text:p>114921</text:p>
          </table:table-cell>
          <table:table-cell/>
          <table:table-cell office:value-type="string">
            <text:p>Campos</text:p>
          </table:table-cell>
          <table:table-cell/>
          <table:table-cell office:value-type="float" office:value="149.69">
            <text:p>149,69</text:p>
          </table:table-cell>
          <table:table-cell table:formula="of:=[.H14]*[.H14]" office:value-type="float" office:value="22407.0961">
            <text:p>22407,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Capdepera</text:p>
          </table:table-cell>
          <table:table-cell/>
          <table:table-cell office:value-type="float" office:value="437">
            <text:p>437</text:p>
          </table:table-cell>
          <table:table-cell office:value-type="float" office:value="190969">
            <text:p>190969</text:p>
          </table:table-cell>
          <table:table-cell/>
          <table:table-cell office:value-type="string">
            <text:p>Capdepera</text:p>
          </table:table-cell>
          <table:table-cell/>
          <table:table-cell office:value-type="float" office:value="54.92">
            <text:p>54,92</text:p>
          </table:table-cell>
          <table:table-cell table:formula="of:=[.H15]*[.H15]" office:value-type="float" office:value="3016.2064">
            <text:p>3016,2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Ciudad de menorca</text:p>
          </table:table-cell>
          <table:table-cell/>
          <table:table-cell office:value-type="float" office:value="1065">
            <text:p>1065</text:p>
          </table:table-cell>
          <table:table-cell office:value-type="float" office:value="1134225">
            <text:p>1134225</text:p>
          </table:table-cell>
          <table:table-cell/>
          <table:table-cell office:value-type="string">
            <text:p>Ciudad de menorca</text:p>
          </table:table-cell>
          <table:table-cell/>
          <table:table-cell office:value-type="float" office:value="186.34">
            <text:p>186,34</text:p>
          </table:table-cell>
          <table:table-cell table:formula="of:=[.H16]*[.H16]" office:value-type="float" office:value="34722.5956">
            <text:p>34722,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Consell</text:p>
          </table:table-cell>
          <table:table-cell/>
          <table:table-cell office:value-type="float" office:value="90">
            <text:p>90</text:p>
          </table:table-cell>
          <table:table-cell office:value-type="float" office:value="8100">
            <text:p>8100</text:p>
          </table:table-cell>
          <table:table-cell/>
          <table:table-cell office:value-type="string">
            <text:p>Consell</text:p>
          </table:table-cell>
          <table:table-cell/>
          <table:table-cell office:value-type="float" office:value="13.7">
            <text:p>13,7</text:p>
          </table:table-cell>
          <table:table-cell table:formula="of:=[.H17]*[.H17]" office:value-type="float" office:value="187.69">
            <text:p>187,6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Costix</text:p>
          </table:table-cell>
          <table:table-cell/>
          <table:table-cell office:value-type="float" office:value="27">
            <text:p>27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Costix</text:p>
          </table:table-cell>
          <table:table-cell/>
          <table:table-cell office:value-type="float" office:value="15.37">
            <text:p>15,37</text:p>
          </table:table-cell>
          <table:table-cell table:formula="of:=[.H18]*[.H18]" office:value-type="float" office:value="236.2369">
            <text:p>236,2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Deia</text:p>
          </table:table-cell>
          <table:table-cell/>
          <table:table-cell office:value-type="float" office:value="35">
            <text:p>35</text:p>
          </table:table-cell>
          <table:table-cell office:value-type="float" office:value="1225">
            <text:p>1225</text:p>
          </table:table-cell>
          <table:table-cell/>
          <table:table-cell office:value-type="string">
            <text:p>Deia</text:p>
          </table:table-cell>
          <table:table-cell/>
          <table:table-cell office:value-type="float" office:value="15.21">
            <text:p>15,21</text:p>
          </table:table-cell>
          <table:table-cell table:formula="of:=[.H19]*[.H19]" office:value-type="float" office:value="231.3441">
            <text:p>231,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Eivissa</text:p>
          </table:table-cell>
          <table:table-cell/>
          <table:table-cell office:value-type="float" office:value="2374">
            <text:p>2374</text:p>
          </table:table-cell>
          <table:table-cell office:value-type="float" office:value="5635876">
            <text:p>5635876</text:p>
          </table:table-cell>
          <table:table-cell/>
          <table:table-cell office:value-type="string">
            <text:p>Eivissa</text:p>
          </table:table-cell>
          <table:table-cell/>
          <table:table-cell office:value-type="float" office:value="11.14">
            <text:p>11,14</text:p>
          </table:table-cell>
          <table:table-cell table:formula="of:=[.H20]*[.H20]" office:value-type="float" office:value="124.0996">
            <text:p>124,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Es castell</text:p>
          </table:table-cell>
          <table:table-cell/>
          <table:table-cell office:value-type="float" office:value="165">
            <text:p>165</text:p>
          </table:table-cell>
          <table:table-cell office:value-type="float" office:value="27225">
            <text:p>27225</text:p>
          </table:table-cell>
          <table:table-cell/>
          <table:table-cell office:value-type="string">
            <text:p>Es castell</text:p>
          </table:table-cell>
          <table:table-cell/>
          <table:table-cell office:value-type="float" office:value="11.66">
            <text:p>11,66</text:p>
          </table:table-cell>
          <table:table-cell table:formula="of:=[.H21]*[.H21]" office:value-type="float" office:value="135.9556">
            <text:p>135,9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Es Mercadal</text:p>
          </table:table-cell>
          <table:table-cell/>
          <table:table-cell office:value-type="float" office:value="195">
            <text:p>195</text:p>
          </table:table-cell>
          <table:table-cell office:value-type="float" office:value="38025">
            <text:p>38025</text:p>
          </table:table-cell>
          <table:table-cell/>
          <table:table-cell office:value-type="string">
            <text:p>Es Mercadal</text:p>
          </table:table-cell>
          <table:table-cell/>
          <table:table-cell office:value-type="float" office:value="138.34">
            <text:p>138,34</text:p>
          </table:table-cell>
          <table:table-cell table:formula="of:=[.H22]*[.H22]" office:value-type="float" office:value="19137.9556">
            <text:p>19137,9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Es migjorn gran</text:p>
          </table:table-cell>
          <table:table-cell/>
          <table:table-cell office:value-type="float" office:value="37">
            <text:p>37</text:p>
          </table:table-cell>
          <table:table-cell office:value-type="float" office:value="1369">
            <text:p>1369</text:p>
          </table:table-cell>
          <table:table-cell/>
          <table:table-cell office:value-type="string">
            <text:p>Es migjorn gran</text:p>
          </table:table-cell>
          <table:table-cell/>
          <table:table-cell office:value-type="float" office:value="31.42">
            <text:p>31,42</text:p>
          </table:table-cell>
          <table:table-cell table:formula="of:=[.H23]*[.H23]" office:value-type="float" office:value="987.2164">
            <text:p>987,2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Escorca</text:p>
          </table:table-cell>
          <table:table-cell/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Escorca</text:p>
          </table:table-cell>
          <table:table-cell/>
          <table:table-cell office:value-type="float" office:value="139.39">
            <text:p>139,39</text:p>
          </table:table-cell>
          <table:table-cell table:formula="of:=[.H24]*[.H24]" office:value-type="float" office:value="19429.5721">
            <text:p>19429,57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Esporles</text:p>
          </table:table-cell>
          <table:table-cell/>
          <table:table-cell office:value-type="float" office:value="116">
            <text:p>116</text:p>
          </table:table-cell>
          <table:table-cell office:value-type="float" office:value="13456">
            <text:p>13456</text:p>
          </table:table-cell>
          <table:table-cell/>
          <table:table-cell office:value-type="string">
            <text:p>Esporles</text:p>
          </table:table-cell>
          <table:table-cell/>
          <table:table-cell office:value-type="float" office:value="35.29">
            <text:p>35,29</text:p>
          </table:table-cell>
          <table:table-cell office:value-type="float" office:value="1252.4521">
            <text:p>1252,45</text:p>
          </table:table-cell>
          <table:table-cell table:style-name="Default"/>
          <table:table-cell table:style-name="ce7"/>
          <table:table-cell table:number-columns-repeated="1013"/>
        </table:table-row>
        <table:table-row table:style-name="ro1">
          <table:table-cell office:value-type="string">
            <text:p>Estellens</text:p>
          </table:table-cell>
          <table:table-cell/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Estellens</text:p>
          </table:table-cell>
          <table:table-cell/>
          <table:table-cell office:value-type="float" office:value="13.44">
            <text:p>13,44</text:p>
          </table:table-cell>
          <table:table-cell table:formula="of:=[.H26]*[.H26]" office:value-type="float" office:value="180.6336">
            <text:p>180,6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Felanitx</text:p>
          </table:table-cell>
          <table:table-cell/>
          <table:table-cell office:value-type="float" office:value="615">
            <text:p>615</text:p>
          </table:table-cell>
          <table:table-cell office:value-type="float" office:value="378225">
            <text:p>378225</text:p>
          </table:table-cell>
          <table:table-cell/>
          <table:table-cell office:value-type="string">
            <text:p>Felanitx</text:p>
          </table:table-cell>
          <table:table-cell/>
          <table:table-cell office:value-type="float" office:value="169.79">
            <text:p>169,79</text:p>
          </table:table-cell>
          <table:table-cell table:formula="of:=[.H27]*[.H27]" office:value-type="float" office:value="28828.6441">
            <text:p>28828,6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Ferreries</text:p>
          </table:table-cell>
          <table:table-cell/>
          <table:table-cell office:value-type="float" office:value="164">
            <text:p>164</text:p>
          </table:table-cell>
          <table:table-cell office:value-type="float" office:value="26896">
            <text:p>26896</text:p>
          </table:table-cell>
          <table:table-cell/>
          <table:table-cell office:value-type="string">
            <text:p>Ferreries</text:p>
          </table:table-cell>
          <table:table-cell/>
          <table:table-cell office:value-type="float" office:value="66.09">
            <text:p>66,09</text:p>
          </table:table-cell>
          <table:table-cell table:formula="of:=[.H28]*[.H28]" office:value-type="float" office:value="4367.8881">
            <text:p>4367,8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Formentera</text:p>
          </table:table-cell>
          <table:table-cell/>
          <table:table-cell office:value-type="float" office:value="400">
            <text:p>400</text:p>
          </table:table-cell>
          <table:table-cell office:value-type="float" office:value="160000">
            <text:p>160000</text:p>
          </table:table-cell>
          <table:table-cell/>
          <table:table-cell office:value-type="string">
            <text:p>Formentera</text:p>
          </table:table-cell>
          <table:table-cell/>
          <table:table-cell office:value-type="float" office:value="83.24">
            <text:p>83,24</text:p>
          </table:table-cell>
          <table:table-cell table:formula="of:=[.H29]*[.H29]" office:value-type="float" office:value="6928.8976">
            <text:p>6928,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Fornalutx</text:p>
          </table:table-cell>
          <table:table-cell/>
          <table:table-cell office:value-type="float" office:value="23">
            <text:p>23</text:p>
          </table:table-cell>
          <table:table-cell office:value-type="float" office:value="529">
            <text:p>529</text:p>
          </table:table-cell>
          <table:table-cell/>
          <table:table-cell office:value-type="string">
            <text:p>Fornalutx</text:p>
          </table:table-cell>
          <table:table-cell/>
          <table:table-cell office:value-type="float" office:value="19.49">
            <text:p>19,49</text:p>
          </table:table-cell>
          <table:table-cell table:formula="of:=[.H30]*[.H30]" office:value-type="float" office:value="379.8601">
            <text:p>379,86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>
            <text:p>Inca</text:p>
          </table:table-cell>
          <table:table-cell/>
          <table:table-cell office:value-type="float" office:value="863">
            <text:p>863</text:p>
          </table:table-cell>
          <table:table-cell office:value-type="float" office:value="744769">
            <text:p>744769</text:p>
          </table:table-cell>
          <table:table-cell/>
          <table:table-cell office:value-type="string">
            <text:p>Inca</text:p>
          </table:table-cell>
          <table:table-cell/>
          <table:table-cell office:value-type="float" office:value="58.34">
            <text:p>58,34</text:p>
          </table:table-cell>
          <table:table-cell table:formula="of:=[.H31]*[.H31]" office:value-type="float" office:value="3403.5556">
            <text:p>3403,5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Llorete de vista alegre</text:p>
          </table:table-cell>
          <table:table-cell/>
          <table:table-cell office:value-type="float" office:value="26">
            <text:p>26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Llorete de vista alegre</text:p>
          </table:table-cell>
          <table:table-cell/>
          <table:table-cell office:value-type="float" office:value="17.44">
            <text:p>17,44</text:p>
          </table:table-cell>
          <table:table-cell table:formula="of:=[.H32]*[.H32]" office:value-type="float" office:value="304.1536">
            <text:p>304,1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Lloseta</text:p>
          </table:table-cell>
          <table:table-cell/>
          <table:table-cell office:value-type="float" office:value="116">
            <text:p>116</text:p>
          </table:table-cell>
          <table:table-cell office:value-type="float" office:value="13456">
            <text:p>13456</text:p>
          </table:table-cell>
          <table:table-cell/>
          <table:table-cell office:value-type="string">
            <text:p>Lloseta</text:p>
          </table:table-cell>
          <table:table-cell/>
          <table:table-cell office:value-type="float" office:value="12.1">
            <text:p>12,1</text:p>
          </table:table-cell>
          <table:table-cell table:formula="of:=[.H33]*[.H33]" office:value-type="float" office:value="146.41">
            <text:p>146,4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Llubi</text:p>
          </table:table-cell>
          <table:table-cell/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/>
          <table:table-cell office:value-type="string">
            <text:p>Llubi</text:p>
          </table:table-cell>
          <table:table-cell/>
          <table:table-cell office:value-type="float" office:value="34.92">
            <text:p>34,92</text:p>
          </table:table-cell>
          <table:table-cell table:formula="of:=[.H34]*[.H34]" office:value-type="float" office:value="1219.4064">
            <text:p>1219,4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Llucmajor</text:p>
          </table:table-cell>
          <table:table-cell/>
          <table:table-cell office:value-type="float" office:value="785">
            <text:p>785</text:p>
          </table:table-cell>
          <table:table-cell office:value-type="float" office:value="616225">
            <text:p>616225</text:p>
          </table:table-cell>
          <table:table-cell/>
          <table:table-cell office:value-type="string">
            <text:p>Llucmajor</text:p>
          </table:table-cell>
          <table:table-cell/>
          <table:table-cell office:value-type="float" office:value="327.33">
            <text:p>327,33</text:p>
          </table:table-cell>
          <table:table-cell table:formula="of:=[.H35]*[.H35]" office:value-type="float" office:value="107144.9289">
            <text:p>107144,9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Manacor</text:p>
          </table:table-cell>
          <table:table-cell/>
          <table:table-cell office:value-type="float" office:value="1364">
            <text:p>1364</text:p>
          </table:table-cell>
          <table:table-cell office:value-type="float" office:value="1860496">
            <text:p>1860496</text:p>
          </table:table-cell>
          <table:table-cell/>
          <table:table-cell office:value-type="string">
            <text:p>Manacor</text:p>
          </table:table-cell>
          <table:table-cell/>
          <table:table-cell office:value-type="float" office:value="260.31">
            <text:p>260,31</text:p>
          </table:table-cell>
          <table:table-cell table:formula="of:=[.H36]*[.H36]" office:value-type="float" office:value="67761.2961">
            <text:p>67761,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Mancor del Vall</text:p>
          </table:table-cell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Mancor del Vall</text:p>
          </table:table-cell>
          <table:table-cell/>
          <table:table-cell office:value-type="float" office:value="19.89">
            <text:p>19,89</text:p>
          </table:table-cell>
          <table:table-cell table:formula="of:=[.H37]*[.H37]" office:value-type="float" office:value="395.6121">
            <text:p>395,6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Mao</text:p>
          </table:table-cell>
          <table:table-cell/>
          <table:table-cell office:value-type="float" office:value="1315">
            <text:p>1315</text:p>
          </table:table-cell>
          <table:table-cell office:value-type="float" office:value="1729225">
            <text:p>1729225</text:p>
          </table:table-cell>
          <table:table-cell/>
          <table:table-cell office:value-type="string">
            <text:p>Mao</text:p>
          </table:table-cell>
          <table:table-cell/>
          <table:table-cell office:value-type="float" office:value="117.2">
            <text:p>117,2</text:p>
          </table:table-cell>
          <table:table-cell table:formula="of:=[.H38]*[.H38]" office:value-type="float" office:value="13735.84">
            <text:p>13735,8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Maria de la Salut</text:p>
          </table:table-cell>
          <table:table-cell/>
          <table:table-cell office:value-type="float" office:value="53">
            <text:p>53</text:p>
          </table:table-cell>
          <table:table-cell office:value-type="float" office:value="2809">
            <text:p>2809</text:p>
          </table:table-cell>
          <table:table-cell/>
          <table:table-cell office:value-type="string">
            <text:p>Maria de la Salut</text:p>
          </table:table-cell>
          <table:table-cell/>
          <table:table-cell office:value-type="float" office:value="30.52">
            <text:p>30,52</text:p>
          </table:table-cell>
          <table:table-cell table:formula="of:=[.H39]*[.H39]" office:value-type="float" office:value="931.4704">
            <text:p>931,47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Marratxi</text:p>
          </table:table-cell>
          <table:table-cell/>
          <table:table-cell office:value-type="float" office:value="898">
            <text:p>898</text:p>
          </table:table-cell>
          <table:table-cell office:value-type="float" office:value="806404">
            <text:p>806404</text:p>
          </table:table-cell>
          <table:table-cell/>
          <table:table-cell office:value-type="string">
            <text:p>Marratxi</text:p>
          </table:table-cell>
          <table:table-cell/>
          <table:table-cell office:value-type="float" office:value="54.22">
            <text:p>54,22</text:p>
          </table:table-cell>
          <table:table-cell table:formula="of:=[.H40]*[.H40]" office:value-type="float" office:value="2939.8084">
            <text:p>2939,8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Montuiri</text:p>
          </table:table-cell>
          <table:table-cell/>
          <table:table-cell office:value-type="float" office:value="73">
            <text:p>73</text:p>
          </table:table-cell>
          <table:table-cell office:value-type="float" office:value="5329">
            <text:p>5329</text:p>
          </table:table-cell>
          <table:table-cell/>
          <table:table-cell office:value-type="string">
            <text:p>Montuiri</text:p>
          </table:table-cell>
          <table:table-cell/>
          <table:table-cell office:value-type="float" office:value="41.13">
            <text:p>41,13</text:p>
          </table:table-cell>
          <table:table-cell table:formula="of:=[.H41]*[.H41]" office:value-type="float" office:value="1691.6769">
            <text:p>1691,68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>
            <text:p>Muro</text:p>
          </table:table-cell>
          <table:table-cell/>
          <table:table-cell office:value-type="float" office:value="265">
            <text:p>265</text:p>
          </table:table-cell>
          <table:table-cell office:value-type="float" office:value="70225">
            <text:p>70225</text:p>
          </table:table-cell>
          <table:table-cell/>
          <table:table-cell office:value-type="string">
            <text:p>Muro</text:p>
          </table:table-cell>
          <table:table-cell/>
          <table:table-cell office:value-type="float" office:value="58.61">
            <text:p>58,61</text:p>
          </table:table-cell>
          <table:table-cell table:formula="of:=[.H42]*[.H42]" office:value-type="float" office:value="3435.1321">
            <text:p>3435,13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>
            <text:p>Palma de Mallorca</text:p>
          </table:table-cell>
          <table:table-cell/>
          <table:table-cell office:value-type="float" office:value="14541">
            <text:p>14541</text:p>
          </table:table-cell>
          <table:table-cell office:value-type="float" office:value="211440681">
            <text:p>211440681</text:p>
          </table:table-cell>
          <table:table-cell/>
          <table:table-cell office:value-type="string">
            <text:p>Palma de Mallorca</text:p>
          </table:table-cell>
          <table:table-cell/>
          <table:table-cell office:value-type="float" office:value="208.63">
            <text:p>208,63</text:p>
          </table:table-cell>
          <table:table-cell table:formula="of:=[.H43]*[.H43]" office:value-type="float" office:value="43526.4769">
            <text:p>43526,48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>
            <text:p>Petra</text:p>
          </table:table-cell>
          <table:table-cell/>
          <table:table-cell office:value-type="float" office:value="92">
            <text:p>92</text:p>
          </table:table-cell>
          <table:table-cell office:value-type="float" office:value="8464">
            <text:p>8464</text:p>
          </table:table-cell>
          <table:table-cell/>
          <table:table-cell office:value-type="string">
            <text:p>Petra</text:p>
          </table:table-cell>
          <table:table-cell/>
          <table:table-cell office:value-type="float" office:value="70.04">
            <text:p>70,04</text:p>
          </table:table-cell>
          <table:table-cell table:formula="of:=[.H44]*[.H44]" office:value-type="float" office:value="4905.6016">
            <text:p>4905,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Pollenca</text:p>
          </table:table-cell>
          <table:table-cell/>
          <table:table-cell office:value-type="float" office:value="658">
            <text:p>658</text:p>
          </table:table-cell>
          <table:table-cell office:value-type="float" office:value="432964">
            <text:p>432964</text:p>
          </table:table-cell>
          <table:table-cell/>
          <table:table-cell office:value-type="string">
            <text:p>Pollenca</text:p>
          </table:table-cell>
          <table:table-cell/>
          <table:table-cell office:value-type="float" office:value="151.65">
            <text:p>151,65</text:p>
          </table:table-cell>
          <table:table-cell table:formula="of:=[.H45]*[.H45]" office:value-type="float" office:value="22997.7225">
            <text:p>22997,7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Porreres</text:p>
          </table:table-cell>
          <table:table-cell/>
          <table:table-cell office:value-type="float" office:value="158">
            <text:p>158</text:p>
          </table:table-cell>
          <table:table-cell office:value-type="float" office:value="24964">
            <text:p>24964</text:p>
          </table:table-cell>
          <table:table-cell/>
          <table:table-cell office:value-type="string">
            <text:p>Porreres</text:p>
          </table:table-cell>
          <table:table-cell/>
          <table:table-cell office:value-type="float" office:value="86.91">
            <text:p>86,91</text:p>
          </table:table-cell>
          <table:table-cell table:formula="of:=[.H46]*[.H46]" office:value-type="float" office:value="7553.3481">
            <text:p>7553,3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Puigpunyent</text:p>
          </table:table-cell>
          <table:table-cell/>
          <table:table-cell office:value-type="float" office:value="31">
            <text:p>31</text:p>
          </table:table-cell>
          <table:table-cell office:value-type="float" office:value="961">
            <text:p>961</text:p>
          </table:table-cell>
          <table:table-cell/>
          <table:table-cell office:value-type="string">
            <text:p>Puigpunyent</text:p>
          </table:table-cell>
          <table:table-cell/>
          <table:table-cell office:value-type="float" office:value="42.31">
            <text:p>42,31</text:p>
          </table:table-cell>
          <table:table-cell table:formula="of:=[.H47]*[.H47]" office:value-type="float" office:value="1790.1361">
            <text:p>1790,1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 Pobla</text:p>
          </table:table-cell>
          <table:table-cell/>
          <table:table-cell office:value-type="float" office:value="345">
            <text:p>345</text:p>
          </table:table-cell>
          <table:table-cell office:value-type="float" office:value="119025">
            <text:p>119025</text:p>
          </table:table-cell>
          <table:table-cell/>
          <table:table-cell office:value-type="string">
            <text:p>Sa Pobla</text:p>
          </table:table-cell>
          <table:table-cell/>
          <table:table-cell office:value-type="float" office:value="48.59">
            <text:p>48,59</text:p>
          </table:table-cell>
          <table:table-cell table:formula="of:=[.H48]*[.H48]" office:value-type="float" office:value="2360.9881">
            <text:p>2360,9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 Antoni de portmany</text:p>
          </table:table-cell>
          <table:table-cell/>
          <table:table-cell office:value-type="float" office:value="673">
            <text:p>673</text:p>
          </table:table-cell>
          <table:table-cell office:value-type="float" office:value="452929">
            <text:p>452929</text:p>
          </table:table-cell>
          <table:table-cell/>
          <table:table-cell office:value-type="string">
            <text:p>San Antoni de portmany</text:p>
          </table:table-cell>
          <table:table-cell/>
          <table:table-cell office:value-type="float" office:value="126.8">
            <text:p>126,8</text:p>
          </table:table-cell>
          <table:table-cell table:formula="of:=[.H49]*[.H49]" office:value-type="float" office:value="16078.24">
            <text:p>16078,2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t Joan</text:p>
          </table:table-cell>
          <table:table-cell/>
          <table:table-cell office:value-type="float" office:value="46">
            <text:p>46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Sant Joan</text:p>
          </table:table-cell>
          <table:table-cell/>
          <table:table-cell office:value-type="float" office:value="38.54">
            <text:p>38,54</text:p>
          </table:table-cell>
          <table:table-cell table:formula="of:=[.H50]*[.H50]" office:value-type="float" office:value="1485.3316">
            <text:p>1485,3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t Joan de Labritja</text:p>
          </table:table-cell>
          <table:table-cell/>
          <table:table-cell office:value-type="float" office:value="150">
            <text:p>150</text:p>
          </table:table-cell>
          <table:table-cell office:value-type="float" office:value="22500">
            <text:p>22500</text:p>
          </table:table-cell>
          <table:table-cell/>
          <table:table-cell office:value-type="string">
            <text:p>Sant Joan de Labritja</text:p>
          </table:table-cell>
          <table:table-cell/>
          <table:table-cell office:value-type="float" office:value="121.66">
            <text:p>121,66</text:p>
          </table:table-cell>
          <table:table-cell table:formula="of:=[.H51]*[.H51]" office:value-type="float" office:value="14801.1556">
            <text:p>14801,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t josep de la Talaia</text:p>
          </table:table-cell>
          <table:table-cell/>
          <table:table-cell office:value-type="float" office:value="710">
            <text:p>710</text:p>
          </table:table-cell>
          <table:table-cell office:value-type="float" office:value="504100">
            <text:p>504100</text:p>
          </table:table-cell>
          <table:table-cell/>
          <table:table-cell office:value-type="string">
            <text:p>Sant josep de la Talaia</text:p>
          </table:table-cell>
          <table:table-cell/>
          <table:table-cell office:value-type="float" office:value="159.38">
            <text:p>159,38</text:p>
          </table:table-cell>
          <table:table-cell table:formula="of:=[.H52]*[.H52]" office:value-type="float" office:value="25401.9844">
            <text:p>25401,98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t llorenc de Casdessar</text:p>
          </table:table-cell>
          <table:table-cell/>
          <table:table-cell office:value-type="float" office:value="190">
            <text:p>190</text:p>
          </table:table-cell>
          <table:table-cell office:value-type="float" office:value="36100">
            <text:p>36100</text:p>
          </table:table-cell>
          <table:table-cell/>
          <table:table-cell office:value-type="string">
            <text:p>Sant llorenc de Casdessar</text:p>
          </table:table-cell>
          <table:table-cell/>
          <table:table-cell office:value-type="float" office:value="82.08">
            <text:p>82,08</text:p>
          </table:table-cell>
          <table:table-cell table:formula="of:=[.H53]*[.H53]" office:value-type="float" office:value="6737.1264">
            <text:p>6737,1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t Luis</text:p>
          </table:table-cell>
          <table:table-cell/>
          <table:table-cell office:value-type="float" office:value="199">
            <text:p>199</text:p>
          </table:table-cell>
          <table:table-cell office:value-type="float" office:value="39601">
            <text:p>39601</text:p>
          </table:table-cell>
          <table:table-cell/>
          <table:table-cell office:value-type="string">
            <text:p>Sant Luis</text:p>
          </table:table-cell>
          <table:table-cell/>
          <table:table-cell office:value-type="float" office:value="34.75">
            <text:p>34,75</text:p>
          </table:table-cell>
          <table:table-cell table:formula="of:=[.H54]*[.H54]" office:value-type="float" office:value="1207.5625">
            <text:p>1207,5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ta Eugenia</text:p>
          </table:table-cell>
          <table:table-cell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anta Eugenia</text:p>
          </table:table-cell>
          <table:table-cell/>
          <table:table-cell office:value-type="float" office:value="20.25">
            <text:p>20,25</text:p>
          </table:table-cell>
          <table:table-cell table:formula="of:=[.H55]*[.H55]" office:value-type="float" office:value="410.0625">
            <text:p>410,0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Santa Euralia del riu</text:p>
          </table:table-cell>
          <table:table-cell/>
          <table:table-cell office:value-type="float" office:value="1187">
            <text:p>1187</text:p>
          </table:table-cell>
          <table:table-cell office:value-type="float" office:value="1408969">
            <text:p>1408969</text:p>
          </table:table-cell>
          <table:table-cell/>
          <table:table-cell office:value-type="string">
            <text:p>Santa Euralia del riu</text:p>
          </table:table-cell>
          <table:table-cell/>
          <table:table-cell office:value-type="float" office:value="153.58">
            <text:p>153,58</text:p>
          </table:table-cell>
          <table:table-cell table:formula="of:=[.H56]*[.H56]" office:value-type="float" office:value="23586.8164">
            <text:p>23586,82</text:p>
          </table:table-cell>
          <table:table-cell table:number-columns-repeated="1015"/>
        </table:table-row>
        <table:table-row table:style-name="ro1">
          <table:table-cell office:value-type="string">
            <text:p>Santa Margalida</text:p>
          </table:table-cell>
          <table:table-cell/>
          <table:table-cell office:value-type="float" office:value="380">
            <text:p>380</text:p>
          </table:table-cell>
          <table:table-cell office:value-type="float" office:value="144400">
            <text:p>144400</text:p>
          </table:table-cell>
          <table:table-cell/>
          <table:table-cell office:value-type="string">
            <text:p>Santa Margalida</text:p>
          </table:table-cell>
          <table:table-cell/>
          <table:table-cell office:value-type="float" office:value="86.51">
            <text:p>86,51</text:p>
          </table:table-cell>
          <table:table-cell table:formula="of:=[.H57]*[.H57]" office:value-type="float" office:value="7483.9801">
            <text:p>7483,98</text:p>
          </table:table-cell>
          <table:table-cell table:number-columns-repeated="1015"/>
        </table:table-row>
        <table:table-row table:style-name="ro1">
          <table:table-cell office:value-type="string">
            <text:p>Santa Maria del cami</text:p>
          </table:table-cell>
          <table:table-cell/>
          <table:table-cell office:value-type="float" office:value="200">
            <text:p>200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Santa Maria del cami</text:p>
          </table:table-cell>
          <table:table-cell/>
          <table:table-cell office:value-type="float" office:value="37.62">
            <text:p>37,62</text:p>
          </table:table-cell>
          <table:table-cell table:formula="of:=[.H58]*[.H58]" office:value-type="float" office:value="1415.2644">
            <text:p>1415,26</text:p>
          </table:table-cell>
          <table:table-cell table:number-columns-repeated="1015"/>
        </table:table-row>
        <table:table-row table:style-name="ro1">
          <table:table-cell office:value-type="string">
            <text:p>Santanyi</text:p>
          </table:table-cell>
          <table:table-cell/>
          <table:table-cell office:value-type="float" office:value="523">
            <text:p>523</text:p>
          </table:table-cell>
          <table:table-cell office:value-type="float" office:value="273529">
            <text:p>273529</text:p>
          </table:table-cell>
          <table:table-cell/>
          <table:table-cell office:value-type="string">
            <text:p>Santanyi</text:p>
          </table:table-cell>
          <table:table-cell/>
          <table:table-cell office:value-type="float" office:value="124.86">
            <text:p>124,86</text:p>
          </table:table-cell>
          <table:table-cell table:formula="of:=[.H59]*[.H59]" office:value-type="float" office:value="15590.0196">
            <text:p>15590,02</text:p>
          </table:table-cell>
          <table:table-cell table:number-columns-repeated="1015"/>
        </table:table-row>
        <table:table-row table:style-name="ro2">
          <table:table-cell office:value-type="string">
            <text:p>Selva</text:p>
          </table:table-cell>
          <table:table-cell/>
          <table:table-cell office:value-type="float" office:value="84">
            <text:p>84</text:p>
          </table:table-cell>
          <table:table-cell office:value-type="float" office:value="7056">
            <text:p>7056</text:p>
          </table:table-cell>
          <table:table-cell/>
          <table:table-cell office:value-type="string">
            <text:p>Selva</text:p>
          </table:table-cell>
          <table:table-cell/>
          <table:table-cell office:value-type="float" office:value="48.75">
            <text:p>48,75</text:p>
          </table:table-cell>
          <table:table-cell table:formula="of:=[.H60]*[.H60]" office:value-type="float" office:value="2376.5625">
            <text:p>2376,56</text:p>
          </table:table-cell>
          <table:table-cell table:number-columns-repeated="1015"/>
        </table:table-row>
        <table:table-row table:style-name="ro1">
          <table:table-cell office:value-type="string">
            <text:p>Senselles</text:p>
          </table:table-cell>
          <table:table-cell/>
          <table:table-cell office:value-type="float" office:value="45">
            <text:p>45</text:p>
          </table:table-cell>
          <table:table-cell office:value-type="float" office:value="2025">
            <text:p>2025</text:p>
          </table:table-cell>
          <table:table-cell/>
          <table:table-cell office:value-type="string">
            <text:p>Senselles</text:p>
          </table:table-cell>
          <table:table-cell/>
          <table:table-cell office:value-type="float" office:value="52.86">
            <text:p>52,86</text:p>
          </table:table-cell>
          <table:table-cell table:formula="of:=[.H61]*[.H61]" office:value-type="float" office:value="2794.1796">
            <text:p>2794,18</text:p>
          </table:table-cell>
          <table:table-cell table:number-columns-repeated="1015"/>
        </table:table-row>
        <table:table-row table:style-name="ro1">
          <table:table-cell office:value-type="string">
            <text:p>Ses Salines</text:p>
          </table:table-cell>
          <table:table-cell/>
          <table:table-cell office:value-type="float" office:value="140">
            <text:p>140</text:p>
          </table:table-cell>
          <table:table-cell office:value-type="float" office:value="19600">
            <text:p>19600</text:p>
          </table:table-cell>
          <table:table-cell/>
          <table:table-cell office:value-type="string">
            <text:p>Ses Salines</text:p>
          </table:table-cell>
          <table:table-cell/>
          <table:table-cell office:value-type="float" office:value="39.12">
            <text:p>39,12</text:p>
          </table:table-cell>
          <table:table-cell table:formula="of:=[.H62]*[.H62]" office:value-type="float" office:value="1530.3744">
            <text:p>1530,37</text:p>
          </table:table-cell>
          <table:table-cell table:number-columns-repeated="1015"/>
        </table:table-row>
        <table:table-row table:style-name="ro1">
          <table:table-cell office:value-type="string">
            <text:p>Sineu</text:p>
          </table:table-cell>
          <table:table-cell/>
          <table:table-cell office:value-type="float" office:value="126">
            <text:p>126</text:p>
          </table:table-cell>
          <table:table-cell office:value-type="float" office:value="15876">
            <text:p>15876</text:p>
          </table:table-cell>
          <table:table-cell/>
          <table:table-cell office:value-type="string">
            <text:p>Sineu</text:p>
          </table:table-cell>
          <table:table-cell/>
          <table:table-cell office:value-type="float" office:value="47.74">
            <text:p>47,74</text:p>
          </table:table-cell>
          <table:table-cell table:formula="of:=[.H63]*[.H63]" office:value-type="float" office:value="2279.1076">
            <text:p>2279,11</text:p>
          </table:table-cell>
          <table:table-cell table:number-columns-repeated="1015"/>
        </table:table-row>
        <table:table-row table:style-name="ro1">
          <table:table-cell office:value-type="string">
            <text:p>Soller</text:p>
          </table:table-cell>
          <table:table-cell/>
          <table:table-cell office:value-type="float" office:value="447">
            <text:p>447</text:p>
          </table:table-cell>
          <table:table-cell office:value-type="float" office:value="199809">
            <text:p>199809</text:p>
          </table:table-cell>
          <table:table-cell/>
          <table:table-cell office:value-type="string">
            <text:p>Soller</text:p>
          </table:table-cell>
          <table:table-cell/>
          <table:table-cell office:value-type="float" office:value="42.8">
            <text:p>42,8</text:p>
          </table:table-cell>
          <table:table-cell table:formula="of:=[.H64]*[.H64]" office:value-type="float" office:value="1831.84">
            <text:p>1831,84</text:p>
          </table:table-cell>
          <table:table-cell table:number-columns-repeated="1015"/>
        </table:table-row>
        <table:table-row table:style-name="ro1">
          <table:table-cell office:value-type="string">
            <text:p>Son Servera</text:p>
          </table:table-cell>
          <table:table-cell/>
          <table:table-cell office:value-type="float" office:value="451">
            <text:p>451</text:p>
          </table:table-cell>
          <table:table-cell office:value-type="float" office:value="203401">
            <text:p>203401</text:p>
          </table:table-cell>
          <table:table-cell/>
          <table:table-cell office:value-type="string">
            <text:p>Son Servera</text:p>
          </table:table-cell>
          <table:table-cell/>
          <table:table-cell office:value-type="float" office:value="42.56">
            <text:p>42,56</text:p>
          </table:table-cell>
          <table:table-cell table:formula="of:=[.H65]*[.H65]" office:value-type="float" office:value="1811.3536">
            <text:p>1811,35</text:p>
          </table:table-cell>
          <table:table-cell table:number-columns-repeated="1015"/>
        </table:table-row>
        <table:table-row table:style-name="ro1">
          <table:table-cell office:value-type="string">
            <text:p>Valldemosa</text:p>
          </table:table-cell>
          <table:table-cell/>
          <table:table-cell office:value-type="float" office:value="72">
            <text:p>72</text:p>
          </table:table-cell>
          <table:table-cell office:value-type="float" office:value="5184">
            <text:p>5184</text:p>
          </table:table-cell>
          <table:table-cell/>
          <table:table-cell office:value-type="string">
            <text:p>Valldemosa</text:p>
          </table:table-cell>
          <table:table-cell/>
          <table:table-cell office:value-type="float" office:value="42.93">
            <text:p>42,93</text:p>
          </table:table-cell>
          <table:table-cell table:formula="of:=[.H66]*[.H66]" office:value-type="float" office:value="1842.9849">
            <text:p>1842,98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>
            <text:p>Vilafranca de Bonany</text:p>
          </table:table-cell>
          <table:table-cell/>
          <table:table-cell office:value-type="float" office:value="70">
            <text:p>70</text:p>
          </table:table-cell>
          <table:table-cell office:value-type="float" office:value="4900">
            <text:p>4900</text:p>
          </table:table-cell>
          <table:table-cell/>
          <table:table-cell office:value-type="string">
            <text:p>Vilafranca de Bonany</text:p>
          </table:table-cell>
          <table:table-cell/>
          <table:table-cell office:value-type="float" office:value="23.96">
            <text:p>23,96</text:p>
          </table:table-cell>
          <table:table-cell table:formula="of:=[.H67]*[.H67]" office:value-type="float" office:value="574.0816">
            <text:p>574,0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7" office:value-type="float" office:value="37931">
            <text:p>37931</text:p>
          </table:table-cell>
          <table:table-cell table:formula="of:=SUM([.D1:.D67])" office:value-type="float" office:value="234201761">
            <text:p>234201761</text:p>
          </table:table-cell>
          <table:table-cell table:number-columns-repeated="3"/>
          <table:table-cell table:style-name="ce7" table:formula="of:=SUM([.H1:.H67])" office:value-type="float" office:value="4991.67">
            <text:p>4991,67</text:p>
          </table:table-cell>
          <table:table-cell table:formula="of:=SUM([.I1:.I67])" office:value-type="float" office:value="641257.4111">
            <text:p>641257,4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9" office:value-type="string">
            <text:p>APARTADO 2</text:p>
          </table:table-cell>
          <table:table-cell table:style-name="ce11"/>
          <table:table-cell table:number-columns-repeated="2"/>
          <table:table-cell table:style-name="ce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ango</text:p>
          </table:table-cell>
          <table:table-cell table:style-name="ce2" office:value-type="string">
            <text:p>diferencia entre el dato mayor menos el menor</text:p>
          </table:table-cell>
          <table:table-cell table:style-name="ce2" table:number-columns-repeated="3"/>
          <table:table-cell office:value-type="string">
            <text:p>(Empresas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4541 – 12 = 14529</text:p>
          </table:table-cell>
          <table:table-cell table:style-name="ce5"/>
          <table:table-cell office:value-type="string">
            <text:p>negocios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>
            <text:p><text:s/>Rango intercualico</text:p>
          </table:table-cell>
          <table:table-cell table:style-name="ce2"/>
          <table:table-cell table:style-name="ce2" office:value-type="string">
            <text:p>diferencia entre el 3º cuadril y 1º cuadril</text:p>
          </table:table-cell>
          <table:table-cell table:style-name="ce2" table:number-columns-repeated="2"/>
          <table:table-cell office:value-type="string">
            <text:p>(Empresas)</text:p>
          </table:table-cell>
          <table:table-cell table:number-columns-repeated="1018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1Q</text:p>
          </table:table-cell>
          <table:table-cell table:style-name="ce3" table:formula="of:=QUARTILE([.C1:.C67];1)" office:value-type="float" office:value="58.5">
            <text:p>58,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formula="of:=[.B82]-[.B80]" office:value-type="float" office:value="391.5">
            <text:p>391,5</text:p>
          </table:table-cell>
          <table:table-cell office:value-type="string">
            <text:p>Rango intecualico</text:p>
          </table:table-cell>
          <table:table-cell table:number-columns-repeated="1018"/>
        </table:table-row>
        <table:table-row table:style-name="ro2">
          <table:table-cell office:value-type="string">
            <text:p>3Q </text:p>
          </table:table-cell>
          <table:table-cell table:formula="of:=QUARTILE([.C1:.C67];3)" office:value-type="float" office:value="450">
            <text:p>450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Varianza</text:p>
          </table:table-cell>
          <table:table-cell office:value-type="string">
            <text:p>(Empresas)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Media: 566,13 obtenida sobre los datos brutos</text:p>
          </table:table-cell>
          <table:table-cell table:number-columns-repeated="1021"/>
        </table:table-row>
        <table:table-row table:style-name="ro2">
          <table:table-cell office:value-type="string">
            <text:p>suma de los datos al cuadrado / numero total de la población y el resultado se resta el cuadrado de la media.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234201761">
            <text:p>234201761</text:p>
          </table:table-cell>
          <table:table-cell/>
          <table:table-cell office:value-type="float" office:value="67">
            <text:p>67</text:p>
          </table:table-cell>
          <table:table-cell table:number-columns-repeated="2"/>
          <table:table-cell office:value-type="float" office:value="320503.1769">
            <text:p>320503,18</text:p>
          </table:table-cell>
          <table:table-cell/>
          <table:table-cell table:style-name="ce5" office:value-type="string">
            <text:p>Total</text:p>
          </table:table-cell>
          <table:table-cell table:formula="of:=[.C88]-[.G87]" office:value-type="float" office:value="3175045.49474179">
            <text:p>3175045,49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B87]/[.D87]" office:value-type="float" office:value="3495548.67164179">
            <text:p>3495548,67</text:p>
          </table:table-cell>
          <table:table-cell table:number-columns-repeated="1021"/>
        </table:table-row>
        <table:table-row table:style-name="ro2">
          <table:table-cell table:number-columns-repeated="13"/>
          <table:table-cell table:style-name="ce15"/>
          <table:table-cell table:style-name="ce16"/>
          <table:table-cell table:number-columns-repeated="1009"/>
        </table:table-row>
        <table:table-row table:style-name="ro2">
          <table:table-cell table:style-name="ce2" office:value-type="string">
            <text:p>Desviación típica</text:p>
          </table:table-cell>
          <table:table-cell table:style-name="ce2"/>
          <table:table-cell office:value-type="string">
            <text:p>(Empresas)</text:p>
          </table:table-cell>
          <table:table-cell table:number-columns-repeated="10"/>
          <table:table-cell table:style-name="ce15"/>
          <table:table-cell table:style-name="ce16"/>
          <table:table-cell table:number-columns-repeated="1009"/>
        </table:table-row>
        <table:table-row table:style-name="ro2">
          <table:table-cell table:number-columns-repeated="13"/>
          <table:table-cell table:style-name="ce15"/>
          <table:table-cell table:style-name="ce16"/>
          <table:table-cell table:number-columns-repeated="1009"/>
        </table:table-row>
        <table:table-row table:style-name="ro2">
          <table:table-cell office:value-type="string">
            <text:p>S = raíz cuadrada de la variación =</text:p>
          </table:table-cell>
          <table:table-cell table:number-columns-repeated="2"/>
          <table:table-cell table:formula="of:=SQRT([.J87])" office:value-type="float" office:value="1781.86573420721">
            <text:p>1781,87</text:p>
          </table:table-cell>
          <table:table-cell table:number-columns-repeated="9"/>
          <table:table-cell table:style-name="ce15"/>
          <table:table-cell table:style-name="ce16"/>
          <table:table-cell table:number-columns-repeated="1009"/>
        </table:table-row>
        <table:table-row table:style-name="ro2" table:number-rows-repeated="2">
          <table:table-cell table:number-columns-repeated="13"/>
          <table:table-cell table:style-name="ce15"/>
          <table:table-cell table:style-name="ce16"/>
          <table:table-cell table:number-columns-repeated="1009"/>
        </table:table-row>
        <table:table-row table:style-name="ro2">
          <table:table-cell table:number-columns-repeated="2"/>
          <table:table-cell table:style-name="ce8"/>
          <table:table-cell table:style-name="ce9" office:value-type="string">
            <text:p>APARTADO 3</text:p>
          </table:table-cell>
          <table:table-cell table:style-name="ce11"/>
          <table:table-cell table:number-columns-repeated="8"/>
          <table:table-cell table:style-name="ce15"/>
          <table:table-cell table:style-name="ce16"/>
          <table:table-cell table:number-columns-repeated="1009"/>
        </table:table-row>
        <table:table-row table:style-name="ro2" table:number-rows-repeated="2">
          <table:table-cell table:number-columns-repeated="13"/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office:value-type="string">
            <text:p>Se trazaran eje con la distancia necesaria y se graduaran según convengan</text:p>
          </table:table-cell>
          <table:table-cell table:number-columns-repeated="8"/>
          <table:table-cell table:style-name="ce12"/>
          <table:table-cell table:number-columns-repeated="3"/>
          <table:table-cell table:style-name="ce15"/>
          <table:table-cell table:style-name="ce16"/>
          <table:table-cell table:number-columns-repeated="1009"/>
        </table:table-row>
        <table:table-row table:style-name="ro2">
          <table:table-cell office:value-type="string">
            <text:p>Se marcará en el mismo el 1Q 58,5 y el 3Q 450 y se unirán, luego se realizar un cuadro o rectángulo, lo que hay que respetar es la linea que unes los Q. </text:p>
          </table:table-cell>
          <table:table-cell table:number-columns-repeated="8"/>
          <table:table-cell table:style-name="ce13"/>
          <table:table-cell table:number-columns-repeated="3"/>
          <table:table-cell table:style-name="ce15"/>
          <table:table-cell table:style-name="ce16"/>
          <table:table-cell table:number-columns-repeated="1009"/>
        </table:table-row>
        <table:table-row table:style-name="ro2">
          <table:table-cell office:value-type="string">
            <text:p>Una vez cerrada la en cuadrado o rectángulo se marcará la mediana 164 y dividirá la caja en dos partes.</text:p>
          </table:table-cell>
          <table:table-cell table:number-columns-repeated="8"/>
          <table:table-cell table:style-name="ce13"/>
          <table:table-cell table:number-columns-repeated="1014"/>
        </table:table-row>
        <table:table-row table:style-name="ro2">
          <table:table-cell table:number-columns-repeated="9"/>
          <table:table-cell table:style-name="ce12"/>
          <table:table-cell table:number-columns-repeated="1014"/>
        </table:table-row>
        <table:table-row table:style-name="ro2">
          <table:table-cell office:value-type="string">
            <text:p>Para calcular los valores atipicos LA</text:p>
          </table:table-cell>
          <table:table-cell table:number-columns-repeated="8"/>
          <table:table-cell table:style-name="ce12"/>
          <table:table-cell table:number-columns-repeated="1014"/>
        </table:table-row>
        <table:table-row table:style-name="ro3">
          <table:table-cell office:value-type="string">
            <text:p>Inferior <text:span text:style-name="T1">: </text:span><text:span text:style-name="T2">al 1Q se le resta <text:s/>el valor obtenido de RIC 391,5 x 1,5</text:span></text:p>
          </table:table-cell>
          <table:table-cell table:number-columns-repeated="5"/>
          <table:table-cell table:formula="of:=391.5*1.5" office:value-type="float" office:value="587.25">
            <text:p>587,25</text:p>
          </table:table-cell>
          <table:table-cell table:style-name="ce5" table:formula="of:=58.5-587.25" office:value-type="float" office:value="-528.75">
            <text:p>-528,75</text:p>
          </table:table-cell>
          <table:table-cell/>
          <table:table-cell table:style-name="ce12"/>
          <table:table-cell table:number-columns-repeated="1014"/>
        </table:table-row>
        <table:table-row table:style-name="ro1">
          <table:table-cell office:value-type="string">
            <text:p>Superior: al 3Q se le suma el valor obtenido de RIC 391,5 x 1,5</text:p>
          </table:table-cell>
          <table:table-cell table:number-columns-repeated="5"/>
          <table:table-cell table:formula="of:=391.5*1.5" office:value-type="float" office:value="587.25">
            <text:p>587,25</text:p>
          </table:table-cell>
          <table:table-cell table:style-name="ce5" table:formula="of:=450+587.25" office:value-type="float" office:value="1037.25">
            <text:p>1037,25</text:p>
          </table:table-cell>
          <table:table-cell/>
          <table:table-cell table:style-name="ce12"/>
          <table:table-cell table:number-columns-repeated="1014"/>
        </table:table-row>
        <table:table-row table:style-name="ro2">
          <table:table-cell table:number-columns-repeated="9"/>
          <table:table-cell table:style-name="ce12"/>
          <table:table-cell table:number-columns-repeated="1014"/>
        </table:table-row>
        <table:table-row table:style-name="ro2">
          <table:table-cell office:value-type="string">
            <text:p>Para calcular los valores atipicos LE</text:p>
          </table:table-cell>
          <table:table-cell table:number-columns-repeated="8"/>
          <table:table-cell table:style-name="ce12"/>
          <table:table-cell table:number-columns-repeated="1014"/>
        </table:table-row>
        <table:table-row table:style-name="ro3">
          <table:table-cell office:value-type="string">
            <text:p>Inferior <text:span text:style-name="T1">: </text:span><text:span text:style-name="T2">al 1Q se le resta <text:s/>el valor obtenido de RIC 391,5 x 3</text:span></text:p>
          </table:table-cell>
          <table:table-cell table:number-columns-repeated="4"/>
          <table:table-cell table:style-name="Default"/>
          <table:table-cell table:formula="of:=391.5*3" office:value-type="float" office:value="1174.5">
            <text:p>1174,5</text:p>
          </table:table-cell>
          <table:table-cell table:style-name="ce5" table:formula="of:=58.5-1174.5" office:value-type="float" office:value="-1116">
            <text:p>-1116</text:p>
          </table:table-cell>
          <table:table-cell/>
          <table:table-cell table:style-name="ce12"/>
          <table:table-cell table:number-columns-repeated="1014"/>
        </table:table-row>
        <table:table-row table:style-name="ro1">
          <table:table-cell office:value-type="string">
            <text:p>Superior: al 3Q se le suma el valor obtenido de RIC 391,5 x 3</text:p>
          </table:table-cell>
          <table:table-cell table:number-columns-repeated="4"/>
          <table:table-cell table:style-name="Default"/>
          <table:table-cell table:formula="of:=391.5*3" office:value-type="float" office:value="1174.5">
            <text:p>1174,5</text:p>
          </table:table-cell>
          <table:table-cell table:style-name="ce5" table:formula="of:=450+1174.5" office:value-type="float" office:value="1624.5">
            <text:p>1624,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ores atípicos: 1364, 1315, 1187 y 1065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Valores extremos: 14541, 2374 y 208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Valor máximo típico</text:p>
          </table:table-cell>
          <table:table-cell/>
          <table:table-cell table:style-name="ce5" office:value-type="float" office:value="898">
            <text:p>898</text:p>
          </table:table-cell>
          <table:table-cell table:number-columns-repeated="1021"/>
        </table:table-row>
        <table:table-row table:style-name="ro2">
          <table:table-cell office:value-type="string">
            <text:p>valor mínimo típico </text:p>
          </table:table-cell>
          <table:table-cell/>
          <table:table-cell table:style-name="ce5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style-name="ce9" office:value-type="string">
            <text:p>APARTADO 4</text:p>
          </table:table-cell>
          <table:table-cell table:style-name="ce11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Media</text:p>
          </table:table-cell>
          <table:table-cell table:number-columns-repeated="1023"/>
        </table:table-row>
        <table:table-row table:style-name="ro2">
          <table:table-cell table:style-name="ce5" table:formula="of:=AVERAGE([.H1:.H67])" office:value-type="float" office:value="74.5025373134328">
            <text:p>74,5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Varianz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a de los datos al cuadrado / numero total de la población y el resultado se resta el cuadrado de la media. =</text:p>
          </table:table-cell>
          <table:table-cell table:number-columns-repeated="8"/>
          <table:table-cell table:style-name="Default"/>
          <table:table-cell table:style-name="ce5" table:formula="of:=[.C130]-[.H130]" office:value-type="float" office:value="4020.37806968144">
            <text:p>4020,3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formula="of:=[.I68]/67" office:value-type="float" office:value="9571.00613582089">
            <text:p>9571,01</text:p>
          </table:table-cell>
          <table:table-cell table:number-columns-repeated="4"/>
          <table:table-cell table:formula="of:=[.A125]*[.A125]" office:value-type="float" office:value="5550.62806613945">
            <text:p>5550,6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sviación típica</text:p>
          </table:table-cell>
          <table:table-cell table:style-name="ce2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s = raíz cuadrada de la varianza =</text:p>
          </table:table-cell>
          <table:table-cell table:number-columns-repeated="2"/>
          <table:table-cell table:formula="of:=SQRT([.K128])" office:value-type="float" office:value="63.4064513254089">
            <text:p>63,4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/>
          <table:table-cell table:style-name="ce9" office:value-type="string">
            <text:p>APARTADO 5</text:p>
          </table:table-cell>
          <table:table-cell table:style-name="ce9"/>
          <table:table-cell table:number-columns-repeated="1018"/>
        </table:table-row>
        <table:table-row table:style-name="ro2">
          <table:table-cell>
            <draw:frame table:end-cell-address="Hoja1.L156" table:end-x="2.157cm" table:end-y="0.463cm" draw:z-index="0" draw:style-name="gr1" svg:width="27.634cm" svg:height="9.538cm" svg:x="0cm" svg:y="0.307cm">
              <draw:object draw:notify-on-update-of-ranges="Hoja1.C1:Hoja1.C67 Hoja1.H1:Hoja1.H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office:value-type="string">
            <text:p>No he sabido como ajustar la escala para que los datos no estuvieran tan juntos, la únicamente que he probado y ha funcionando es agrandando la gráfica, consiguiendo de esa manera mayor espacio entre los espacios graduados, por lo que el punto marcado en la gráfica esta mas aislado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aciendo doble click sobre la gráfica y después llevando el puntero del ratón a cualquier dato, nos indicara la posición en la lista superior, el numero de empresas y los km2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/>
          <table:table-cell table:style-name="ce9" office:value-type="string">
            <text:p>APARTADO 6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varianza <text:s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dia x (empresas)</text:p>
          </table:table-cell>
          <table:table-cell/>
          <table:table-cell table:formula="of:=AVERAGE([.C1:.C67])" office:value-type="float" office:value="566.134328358209">
            <text:p>566,13</text:p>
          </table:table-cell>
          <table:table-cell/>
          <table:table-cell office:value-type="string">
            <text:p>cuadrado de X</text:p>
          </table:table-cell>
          <table:table-cell/>
          <table:table-cell table:formula="of:=566.13*566.13" office:value-type="float" office:value="320503.1769">
            <text:p>320503,18</text:p>
          </table:table-cell>
          <table:table-cell table:number-columns-repeated="1017"/>
        </table:table-row>
        <table:table-row table:style-name="ro2">
          <table:table-cell office:value-type="string">
            <text:p>media y (superficie) </text:p>
          </table:table-cell>
          <table:table-cell/>
          <table:table-cell table:formula="of:=AVERAGE([.H1:.H67])" office:value-type="float" office:value="74.5025373134328">
            <text:p>74,5</text:p>
          </table:table-cell>
          <table:table-cell/>
          <table:table-cell office:value-type="string">
            <text:p>cuadrado de y</text:p>
          </table:table-cell>
          <table:table-cell/>
          <table:table-cell table:formula="of:=74.51*74.51" office:value-type="float" office:value="5551.7401">
            <text:p>5551,7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Var x</text:p>
          </table:table-cell>
          <table:table-cell office:value-type="string">
            <text:p>suma de los cuadrados de las cantidades / numero de datos – el cuadrado de la media.</text:p>
          </table:table-cell>
          <table:table-cell table:number-columns-repeated="7"/>
          <table:table-cell table:formula="of:=[.D68]/67" office:value-type="float" office:value="3495548.67164179">
            <text:p>3495548,67</text:p>
          </table:table-cell>
          <table:table-cell office:value-type="string">
            <text:p>menos</text:p>
          </table:table-cell>
          <table:table-cell table:style-name="ce14" table:formula="of:=[.J171]-[.G168]" office:value-type="float" office:value="3175045.49474179">
            <text:p>3175045,49</text:p>
          </table:table-cell>
          <table:table-cell table:number-columns-repeated="1012"/>
        </table:table-row>
        <table:table-row table:style-name="ro2">
          <table:table-cell office:value-type="string">
            <text:p>Var y</text:p>
          </table:table-cell>
          <table:table-cell office:value-type="string">
            <text:p>suma de los cuadrados de las cantidades / numero de datos – el cuadrado de la media.</text:p>
          </table:table-cell>
          <table:table-cell table:number-columns-repeated="7"/>
          <table:table-cell table:formula="of:=[.I68]/67" office:value-type="float" office:value="9571.00613582089">
            <text:p>9571,01</text:p>
          </table:table-cell>
          <table:table-cell office:value-type="string">
            <text:p>menos</text:p>
          </table:table-cell>
          <table:table-cell table:formula="of:=[.J172]-[.G169]" office:value-type="float" office:value="4019.26603582089">
            <text:p>4019,27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S x= raiz cuadrada de la var</text:p>
          </table:table-cell>
          <table:table-cell table:number-columns-repeated="2"/>
          <table:table-cell table:formula="of:=SQRT([.L171])" office:value-type="float" office:value="1781.86573420721">
            <text:p>1781,87</text:p>
          </table:table-cell>
          <table:table-cell table:number-columns-repeated="1020"/>
        </table:table-row>
        <table:table-row table:style-name="ro1">
          <table:table-cell office:value-type="string">
            <text:p>S y= raiz cuadradas de la var</text:p>
          </table:table-cell>
          <table:table-cell table:number-columns-repeated="2"/>
          <table:table-cell table:formula="of:=SQRT([.L172])" office:value-type="float" office:value="63.3976816281234">
            <text:p>63,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Covarianza</text:p>
          </table:table-cell>
          <table:table-cell table:formula="of:=COVAR([.C1:.C67];[.H1:.H67])" office:value-type="float" office:value="41738.3593606594">
            <text:p>41738,36</text:p>
          </table:table-cell>
          <table:table-cell/>
          <table:table-cell office:value-type="string">
            <text:p>A cada valor bruto (X empresas o Y km2), se le resta la media que le corresponda <text:s/>y al datos obtenidos se suma con el resulta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e realizar la misma operación con el siguiente; es decir cada municipio tiene dos valores, 1º numero de empresas y 2º km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y la medias de éstos. (x1-x) x (y1-y) +.......... y al resultado se dividira entre 67. Al resultado se le restara Sx * Sy.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coeficiente de correlació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r= <text:s/>a la covarianza / Sx*Sy</text:p>
          </table:table-cell>
          <table:table-cell/>
          <table:table-cell table:style-name="Default"/>
          <table:table-cell table:formula="of:=[.B177]/[.B188]" office:value-type="float" office:value="0.369476670234223">
            <text:p>0,3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x * Sy = </text:p>
          </table:table-cell>
          <table:table-cell table:formula="of:=[.D174]*[.D175]" office:value-type="float" office:value="112966.156521331">
            <text:p>112966,16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Un valor con cierta aproximación a cero <text:s/>nos indica que una vez colocados los datos no tiene una importante relación lineal entre las variables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 office:value-type="string">
            <text:p>=</text:p>
          </table:table-cell>
          <table:table-cell table:number-columns-repeated="1022"/>
        </table:table-row>
        <table:table-row table:style-name="ro2" table:number-rows-repeated="65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1" table:default-cell-style-name="ce1"/>
        <table:table-column table:style-name="co4" table:number-columns-repeated="1023" table:default-cell-style-name="ce1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" table:default-cell-style-name="ce1"/>
        <table:table-column table:style-name="co4" table:number-columns-repeated="1023" table:default-cell-style-name="ce1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Hoja1.A1:Hoja1.D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03:22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Win32 OpenOffice.org_project/300m9$Build-9358</meta:generator>
    <meta:creation-date>2011-03-04T18:50:00Z</meta:creation-date>
    <dc:date>2011-04-02T03:22:45.36</dc:date>
    <meta:editing-cycles>64</meta:editing-cycles>
    <meta:editing-duration>PT09H57M42S</meta:editing-duration>
    <dc:creator>jose fco jimenez moreno</dc:creator>
    <meta:document-statistic meta:table-count="3" meta:cell-count="509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interval-major="25" chart:reverse-direction="false" text:line-break="false" chart:visible="true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.50099563598633pt" style:font-size-asian="9.50099563598633pt" style:font-size-complex="9.50099563598633pt"/>
    </style:style>
    <style:style style:name="ch5" style:family="chart" style:data-style-name="N0">
      <style:chart-properties chart:display-label="true" chart:logarithmic="false" chart:maximum="16000" chart:interval-major="1000" chart:reverse-direction="false" text:line-break="false" chart:visible="tru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.50099563598633pt" style:font-size-asian="9.50099563598633pt" style:font-size-complex="9.5009956359863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35cm" svg:height="9.539cm" chart:class="chart:scatter" chart:column-mapping="1 0" chart:style-name="ch1">
        <chart:plot-area chart:style-name="ch2" table:cell-range-address="Hoja1.H1:Hoja1.H67 Hoja1.C1:Hoja1.C67" svg:x="1.23cm" svg:y="0.864cm" svg:width="24.448cm" svg:height="8.482cm">
          <chart:axis chart:dimension="x" chart:name="primary-x" chart:style-name="ch3">
            <chart:title svg:x="11.42cm" svg:y="8.924cm" chart:style-name="ch4">
              <text:p>Km2 municipios</text:p>
            </chart:title>
          </chart:axis>
          <chart:axis chart:dimension="y" chart:name="primary-y" chart:style-name="ch5">
            <chart:title svg:x="0.002cm" svg:y="5.889cm" chart:style-name="ch6">
              <text:p>Nº de Empresas</text:p>
            </chart:title>
            <chart:grid chart:style-name="ch7" chart:class="major"/>
          </chart:axis>
          <chart:series chart:style-name="ch8" chart:values-cell-range-address="Hoja1.C1:Hoja1.C67" chart:class="chart:scatter">
            <chart:domain table:cell-range-address="Hoja1.H1:Hoja1.H67"/>
            <chart:data-point chart:repeated="42"/>
            <chart:data-point chart:style-name="ch9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.86">
                <text:p text:id="Hoja1.H1:Hoja1.H67">109.86</text:p>
              </table:table-cell>
              <table:table-cell office:value-type="float" office:value="321">
                <text:p text:id="Hoja1.C1:Hoja1.C67">3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72">
                <text:p>45.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2">
                <text:p>60.0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78">
                <text:p>89.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46">
                <text:p>81.4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4">
                <text:p>23.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.79">
                <text:p>139.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06">
                <text:p>18.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77">
                <text:p>29.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9">
                <text:p>8.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.02">
                <text:p>145.0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65">
                <text:p>34.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.69">
                <text:p>149.6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92">
                <text:p>54.9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34">
                <text:p>186.3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7">
                <text:p>13.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7">
                <text:p>15.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21">
                <text:p>15.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14">
                <text:p>11.14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6">
                <text:p>11.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.34">
                <text:p>138.3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42">
                <text:p>31.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.39">
                <text:p>139.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29">
                <text:p>35.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44">
                <text:p>13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.79">
                <text:p>169.7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.09">
                <text:p>66.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24">
                <text:p>83.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49">
                <text:p>19.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34">
                <text:p>58.3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4">
                <text:p>17.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1">
                <text:p>12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92">
                <text:p>34.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7.33">
                <text:p>327.3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.31">
                <text:p>260.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89">
                <text:p>19.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.2">
                <text:p>117.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52">
                <text:p>30.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22">
                <text:p>54.2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13">
                <text:p>41.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61">
                <text:p>58.6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8.63">
                <text:p>208.63</text:p>
              </table:table-cell>
              <table:table-cell office:value-type="float" office:value="14541">
                <text:p>14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04">
                <text:p>70.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.65">
                <text:p>151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.91">
                <text:p>86.9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31">
                <text:p>42.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.59">
                <text:p>48.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.8">
                <text:p>126.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54">
                <text:p>38.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.66">
                <text:p>121.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9.38">
                <text:p>159.3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.08">
                <text:p>82.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75">
                <text:p>34.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25">
                <text:p>20.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.58">
                <text:p>153.5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.51">
                <text:p>86.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62">
                <text:p>37.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.86">
                <text:p>124.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75">
                <text:p>48.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.86">
                <text:p>52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12">
                <text:p>39.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74">
                <text:p>47.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8">
                <text:p>42.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56">
                <text:p>42.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93">
                <text:p>42.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96">
                <text:p>23.9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